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5c5" officeooo:paragraph-rsid="000fe5c5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3">
      <style:paragraph-properties fo:margin-top="0cm" fo:margin-bottom="0cm" loext:contextual-spacing="false"/>
    </style:style>
    <style:style style:name="P16" style:family="paragraph" style:parent-style-name="Text_20_body" style:list-style-name="L4">
      <style:paragraph-properties fo:margin-top="0cm" fo:margin-bottom="0cm" loext:contextual-spacing="false"/>
    </style:style>
    <style:style style:name="P17" style:family="paragraph" style:parent-style-name="Text_20_body" style:list-style-name="L5">
      <style:paragraph-properties fo:margin-top="0cm" fo:margin-bottom="0cm" loext:contextual-spacing="false"/>
    </style:style>
    <style:style style:name="P18" style:family="paragraph" style:parent-style-name="Text_20_body" style:list-style-name="L6">
      <style:paragraph-properties fo:margin-top="0cm" fo:margin-bottom="0cm" loext:contextual-spacing="false"/>
    </style:style>
    <style:style style:name="P19" style:family="paragraph" style:parent-style-name="Text_20_body" style:list-style-name="L7">
      <style:paragraph-properties fo:margin-top="0cm" fo:margin-bottom="0cm" loext:contextual-spacing="false"/>
    </style:style>
    <style:style style:name="P20" style:family="paragraph" style:parent-style-name="Text_20_body" style:list-style-name="L8">
      <style:paragraph-properties fo:margin-top="0cm" fo:margin-bottom="0cm" loext:contextual-spacing="false"/>
    </style:style>
    <style:style style:name="P21" style:family="paragraph" style:parent-style-name="Text_20_body" style:list-style-name="L9">
      <style:paragraph-properties fo:margin-top="0cm" fo:margin-bottom="0cm" loext:contextual-spacing="false"/>
    </style:style>
    <style:style style:name="P22" style:family="paragraph" style:parent-style-name="Text_20_body" style:list-style-name="L10">
      <style:paragraph-properties fo:margin-top="0cm" fo:margin-bottom="0cm" loext:contextual-spacing="false"/>
    </style:style>
    <style:style style:name="P23" style:family="paragraph" style:parent-style-name="Standard">
      <style:text-properties officeooo:rsid="000fe5c5" officeooo:paragraph-rsid="000fe5c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What is Powershell Scripting? </text:p>
      <text:list xml:id="list6608822137563990707" text:style-name="L1">
        <text:list-item>
          <text:p text:style-name="P13"><text:a xlink:type="simple" xlink:href="javascript:%20void(0)" text:style-name="Internet_20_link" text:visited-style-name="Visited_20_Internet_20_Link">A.</text:a> Type the commands in a text editor </text:p>
        </text:list-item>
        <text:list-item>
          <text:p text:style-name="P13"><text:a xlink:type="simple" xlink:href="javascript:%20void(0)" text:style-name="Internet_20_link" text:visited-style-name="Visited_20_Internet_20_Link">B.</text:a> Save the file with .ps1 extension </text:p>
        </text:list-item>
        <text:list-item>
          <text:p text:style-name="P13"><text:a xlink:type="simple" xlink:href="javascript:%20void(0)" text:style-name="Internet_20_link" text:visited-style-name="Visited_20_Internet_20_Link">C.</text:a> Execute the file in PowerShell </text:p>
        </text:list-item>
        <text:list-item>
          <text:p text:style-name="P3"><text:a xlink:type="simple" xlink:href="javascript:%20void(0)" text:style-name="Internet_20_link" text:visited-style-name="Visited_20_Internet_20_Link">D.</text:a> All of these </text:p>
        </text:list-item>
      </text:list>
      <text:p text:style-name="P1">Answer : D</text:p>
      <text:p text:style-name="P1"/>
      <text:p text:style-name="P1">2. The developer of Powershell is </text:p>
      <text:list xml:id="list7426216565570494392" text:style-name="L2">
        <text:list-item>
          <text:p text:style-name="P14"><text:a xlink:type="simple" xlink:href="javascript:%20void(0)" text:style-name="Internet_20_link" text:visited-style-name="Visited_20_Internet_20_Link">A.</text:a> Microsoft </text:p>
        </text:list-item>
        <text:list-item>
          <text:p text:style-name="P14"><text:a xlink:type="simple" xlink:href="javascript:%20void(0)" text:style-name="Internet_20_link" text:visited-style-name="Visited_20_Internet_20_Link">B.</text:a> Dell </text:p>
        </text:list-item>
        <text:list-item>
          <text:p text:style-name="P14"><text:a xlink:type="simple" xlink:href="javascript:%20void(0)" text:style-name="Internet_20_link" text:visited-style-name="Visited_20_Internet_20_Link">C.</text:a> HP </text:p>
        </text:list-item>
        <text:list-item>
          <text:p text:style-name="P4"><text:a xlink:type="simple" xlink:href="javascript:%20void(0)" text:style-name="Internet_20_link" text:visited-style-name="Visited_20_Internet_20_Link">D.</text:a> None of these </text:p>
        </text:list-item>
      </text:list>
      <text:p text:style-name="P1">Answer : A</text:p>
      <text:p text:style-name="P1"/>
      <text:p text:style-name="P1">3. What are two ways of extending a powershell? </text:p>
      <text:list xml:id="list5796538917140319725" text:style-name="L3">
        <text:list-item>
          <text:p text:style-name="P15"><text:a xlink:type="simple" xlink:href="javascript:%20void(0)" text:style-name="Internet_20_link" text:visited-style-name="Visited_20_Internet_20_Link">A.</text:a> PSSnapins </text:p>
        </text:list-item>
        <text:list-item>
          <text:p text:style-name="P15"><text:a xlink:type="simple" xlink:href="javascript:%20void(0)" text:style-name="Internet_20_link" text:visited-style-name="Visited_20_Internet_20_Link">B.</text:a> Modules </text:p>
        </text:list-item>
        <text:list-item>
          <text:p text:style-name="P15"><text:a xlink:type="simple" xlink:href="javascript:%20void(0)" text:style-name="Internet_20_link" text:visited-style-name="Visited_20_Internet_20_Link">C.</text:a> Both A and B </text:p>
        </text:list-item>
        <text:list-item>
          <text:p text:style-name="P5"><text:a xlink:type="simple" xlink:href="javascript:%20void(0)" text:style-name="Internet_20_link" text:visited-style-name="Visited_20_Internet_20_Link">D.</text:a> None </text:p>
        </text:list-item>
      </text:list>
      <text:p text:style-name="P1">Answer : <text:s/>C</text:p>
      <text:p text:style-name="P1"/>
      <text:p text:style-name="P1">4. What are the types of format commands that can be used to Format data? </text:p>
      <text:list xml:id="list6867861874117625539" text:style-name="L4">
        <text:list-item>
          <text:p text:style-name="P16"><text:a xlink:type="simple" xlink:href="javascript:%20void(0)" text:style-name="Internet_20_link" text:visited-style-name="Visited_20_Internet_20_Link">A.</text:a> Format-Wide </text:p>
        </text:list-item>
        <text:list-item>
          <text:p text:style-name="P16"><text:a xlink:type="simple" xlink:href="javascript:%20void(0)" text:style-name="Internet_20_link" text:visited-style-name="Visited_20_Internet_20_Link">B.</text:a> Format-List </text:p>
        </text:list-item>
        <text:list-item>
          <text:p text:style-name="P16"><text:a xlink:type="simple" xlink:href="javascript:%20void(0)" text:style-name="Internet_20_link" text:visited-style-name="Visited_20_Internet_20_Link">C.</text:a> Format-Table </text:p>
        </text:list-item>
        <text:list-item>
          <text:p text:style-name="P6"><text:a xlink:type="simple" xlink:href="javascript:%20void(0)" text:style-name="Internet_20_link" text:visited-style-name="Visited_20_Internet_20_Link">D.</text:a> All of the above </text:p>
        </text:list-item>
      </text:list>
      <text:p text:style-name="P1">Answer : D</text:p>
      <text:p text:style-name="P1"/>
      <text:p text:style-name="P1">5. What are the types of brackets used in PowerShell? </text:p>
      <text:list xml:id="list3104193175892284060" text:style-name="L5">
        <text:list-item>
          <text:p text:style-name="P17"><text:a xlink:type="simple" xlink:href="javascript:%20void(0)" text:style-name="Internet_20_link" text:visited-style-name="Visited_20_Internet_20_Link">A.</text:a> Parenthesis Brackets () </text:p>
        </text:list-item>
        <text:list-item>
          <text:p text:style-name="P17"><text:a xlink:type="simple" xlink:href="javascript:%20void(0)" text:style-name="Internet_20_link" text:visited-style-name="Visited_20_Internet_20_Link">B.</text:a> Braces Brackets {} </text:p>
        </text:list-item>
        <text:list-item>
          <text:p text:style-name="P17"><text:a xlink:type="simple" xlink:href="javascript:%20void(0)" text:style-name="Internet_20_link" text:visited-style-name="Visited_20_Internet_20_Link">C.</text:a> Square Brackets [] </text:p>
        </text:list-item>
        <text:list-item>
          <text:p text:style-name="P7"><text:a xlink:type="simple" xlink:href="javascript:%20void(0)" text:style-name="Internet_20_link" text:visited-style-name="Visited_20_Internet_20_Link">D.</text:a> All of the above mentioned </text:p>
        </text:list-item>
      </text:list>
      <text:p text:style-name="P1">Answer : D</text:p>
      <text:p text:style-name="P1"/>
      <text:p text:style-name="P1">6. Powershell was introduced in the year of </text:p>
      <text:list xml:id="list7054083680912793670" text:style-name="L6">
        <text:list-item>
          <text:p text:style-name="P18"><text:a xlink:type="simple" xlink:href="javascript:%20void(0)" text:style-name="Internet_20_link" text:visited-style-name="Visited_20_Internet_20_Link">A.</text:a> 2005 </text:p>
        </text:list-item>
        <text:list-item>
          <text:p text:style-name="P18"><text:a xlink:type="simple" xlink:href="javascript:%20void(0)" text:style-name="Internet_20_link" text:visited-style-name="Visited_20_Internet_20_Link">B.</text:a> 2006 </text:p>
        </text:list-item>
        <text:list-item>
          <text:p text:style-name="P18"><text:a xlink:type="simple" xlink:href="javascript:%20void(0)" text:style-name="Internet_20_link" text:visited-style-name="Visited_20_Internet_20_Link">C.</text:a> 2012 </text:p>
        </text:list-item>
        <text:list-item>
          <text:p text:style-name="P8"><text:a xlink:type="simple" xlink:href="javascript:%20void(0)" text:style-name="Internet_20_link" text:visited-style-name="Visited_20_Internet_20_Link">D.</text:a> 2018 </text:p>
        </text:list-item>
      </text:list>
      <text:p text:style-name="P1">Answer : B</text:p>
      <text:p text:style-name="P1"><text:soft-page-break/>7. Powershell was designed by the </text:p>
      <text:list xml:id="list7027876802742502424" text:style-name="L7">
        <text:list-item>
          <text:p text:style-name="P19"><text:a xlink:type="simple" xlink:href="javascript:%20void(0)" text:style-name="Internet_20_link" text:visited-style-name="Visited_20_Internet_20_Link">A.</text:a> Jeffrey Snover, Bruce Payette, James Truher </text:p>
        </text:list-item>
        <text:list-item>
          <text:p text:style-name="P19"><text:a xlink:type="simple" xlink:href="javascript:%20void(0)" text:style-name="Internet_20_link" text:visited-style-name="Visited_20_Internet_20_Link">B.</text:a> Thomson Elder </text:p>
        </text:list-item>
        <text:list-item>
          <text:p text:style-name="P19"><text:a xlink:type="simple" xlink:href="javascript:%20void(0)" text:style-name="Internet_20_link" text:visited-style-name="Visited_20_Internet_20_Link">C.</text:a> William </text:p>
        </text:list-item>
        <text:list-item>
          <text:p text:style-name="P9"><text:a xlink:type="simple" xlink:href="javascript:%20void(0)" text:style-name="Internet_20_link" text:visited-style-name="Visited_20_Internet_20_Link">D.</text:a> Andrew Nilson </text:p>
        </text:list-item>
      </text:list>
      <text:p text:style-name="P1">Answer : A</text:p>
      <text:p text:style-name="P1"/>
      <text:p text:style-name="P1">8. What are the ways to find all the sql services are on one server in PowerShell? </text:p>
      <text:list xml:id="list6560673649084699271" text:style-name="L8">
        <text:list-item>
          <text:p text:style-name="P20"><text:a xlink:type="simple" xlink:href="javascript:%20void(0)" text:style-name="Internet_20_link" text:visited-style-name="Visited_20_Internet_20_Link">A.</text:a> get-wmiobject win32_service l where-object {$_name-like “sql”} </text:p>
        </text:list-item>
        <text:list-item>
          <text:p text:style-name="P20"><text:a xlink:type="simple" xlink:href="javascript:%20void(0)" text:style-name="Internet_20_link" text:visited-style-name="Visited_20_Internet_20_Link">B.</text:a> get-service sql </text:p>
        </text:list-item>
        <text:list-item>
          <text:p text:style-name="P20"><text:a xlink:type="simple" xlink:href="javascript:%20void(0)" text:style-name="Internet_20_link" text:visited-style-name="Visited_20_Internet_20_Link">C.</text:a> Both A and B </text:p>
        </text:list-item>
        <text:list-item>
          <text:p text:style-name="P10"><text:a xlink:type="simple" xlink:href="javascript:%20void(0)" text:style-name="Internet_20_link" text:visited-style-name="Visited_20_Internet_20_Link">D.</text:a> None </text:p>
        </text:list-item>
      </text:list>
      <text:p text:style-name="P1">Answer : C</text:p>
      <text:p text:style-name="P1"/>
      <text:p text:style-name="P1">9. What is the platform of Powershell? </text:p>
      <text:list xml:id="list2027171864007128766" text:style-name="L9">
        <text:list-item>
          <text:p text:style-name="P21"><text:a xlink:type="simple" xlink:href="javascript:%20void(0)" text:style-name="Internet_20_link" text:visited-style-name="Visited_20_Internet_20_Link">A.</text:a> .NET Framework </text:p>
        </text:list-item>
        <text:list-item>
          <text:p text:style-name="P21"><text:a xlink:type="simple" xlink:href="javascript:%20void(0)" text:style-name="Internet_20_link" text:visited-style-name="Visited_20_Internet_20_Link">B.</text:a> .NET Core </text:p>
        </text:list-item>
        <text:list-item>
          <text:p text:style-name="P21"><text:a xlink:type="simple" xlink:href="javascript:%20void(0)" text:style-name="Internet_20_link" text:visited-style-name="Visited_20_Internet_20_Link">C.</text:a> Both A and B </text:p>
        </text:list-item>
        <text:list-item>
          <text:p text:style-name="P11"><text:a xlink:type="simple" xlink:href="javascript:%20void(0)" text:style-name="Internet_20_link" text:visited-style-name="Visited_20_Internet_20_Link">D.</text:a> All of the above </text:p>
        </text:list-item>
      </text:list>
      <text:p text:style-name="P1">Answer : C</text:p>
      <text:p text:style-name="P1"/>
      <text:p text:style-name="P1">10. Powershell Consists of different OS? </text:p>
      <text:list xml:id="list7953264935271343447" text:style-name="L10">
        <text:list-item>
          <text:p text:style-name="P22"><text:a xlink:type="simple" xlink:href="javascript:%20void(0)" text:style-name="Internet_20_link" text:visited-style-name="Visited_20_Internet_20_Link">A.</text:a> Windows 7 </text:p>
        </text:list-item>
        <text:list-item>
          <text:p text:style-name="P22"><text:a xlink:type="simple" xlink:href="javascript:%20void(0)" text:style-name="Internet_20_link" text:visited-style-name="Visited_20_Internet_20_Link">B.</text:a> Windows Server 2008 R2 </text:p>
        </text:list-item>
        <text:list-item>
          <text:p text:style-name="P22"><text:a xlink:type="simple" xlink:href="javascript:%20void(0)" text:style-name="Internet_20_link" text:visited-style-name="Visited_20_Internet_20_Link">C.</text:a> macOS 10.12 </text:p>
        </text:list-item>
        <text:list-item>
          <text:p text:style-name="P22"><text:a xlink:type="simple" xlink:href="javascript:%20void(0)" text:style-name="Internet_20_link" text:visited-style-name="Visited_20_Internet_20_Link">D.</text:a> Ubuntu </text:p>
        </text:list-item>
        <text:list-item>
          <text:p text:style-name="P12"><text:a xlink:type="simple" xlink:href="javascript:%20void(0)" text:style-name="Internet_20_link" text:visited-style-name="Visited_20_Internet_20_Link">E.</text:a> All of these </text:p>
        </text:list-item>
      </text:list>
      <text:p text:style-name="P1">Answer : 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3:00:59.885888675</meta:creation-date>
    <dc:date>2018-12-10T13:05:38.285467110</dc:date>
    <meta:editing-duration>PT19M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308" meta:character-count="1390" meta:non-whitespace-character-count="1132"/>
  </office:meta>
</office:document-meta>
</file>